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Yanone Kaffeesatz ExtraLight" svg:font-family="'Yanone Kaffeesatz ExtraLight'" style:font-pitch="variable"/>
    <style:font-face style:name="Yanone Kaffeesatz ExtraLight1" svg:font-family="'Yanone Kaffeesatz ExtraLight'" style:font-adornments="Standar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38fa9" draw:textarea-horizontal-align="justify" draw:textarea-vertical-align="middle" draw:auto-grow-height="false" fo:min-height="1.562cm" fo:min-width="3.32cm"/>
      <style:paragraph-properties style:writing-mode="lr-tb"/>
    </style:style>
    <style:style style:name="gr2" style:family="graphic" style:parent-style-name="standard">
      <style:graphic-properties draw:fill="solid" draw:fill-color="#838fa9" draw:textarea-horizontal-align="justify" draw:textarea-vertical-align="middle" draw:auto-grow-height="false" fo:min-height="1.562cm" fo:min-width="3.322cm"/>
      <style:paragraph-properties style:writing-mode="lr-tb"/>
    </style:style>
    <style:style style:name="gr3" style:family="graphic" style:parent-style-name="standard">
      <style:graphic-properties draw:fill="solid" draw:fill-color="#838fa9" draw:textarea-horizontal-align="justify" draw:textarea-vertical-align="middle" draw:auto-grow-height="false" fo:min-height="1.562cm" fo:min-width="3.321cm"/>
      <style:paragraph-properties style:writing-mode="lr-tb"/>
    </style:style>
    <style:style style:name="gr4" style:family="graphic" style:parent-style-name="standard">
      <style:graphic-properties svg:stroke-color="#272822" draw:fill="none" draw:fill-color="#272822" draw:textarea-horizontal-align="justify" draw:textarea-vertical-align="middle" draw:auto-grow-height="false" fo:min-height="1.562cm" fo:min-width="3.322cm"/>
      <style:paragraph-properties style:writing-mode="lr-tb"/>
    </style:style>
    <style:style style:name="gr5" style:family="graphic" style:parent-style-name="standard">
      <style:graphic-properties svg:stroke-color="#272822" draw:fill="none" draw:fill-color="#272822" draw:textarea-horizontal-align="justify" draw:textarea-vertical-align="middle" draw:auto-grow-height="false" fo:min-height="1.563cm" fo:min-width="3.32cm"/>
      <style:paragraph-properties style:writing-mode="lr-tb"/>
    </style:style>
    <style:style style:name="gr6" style:family="graphic" style:parent-style-name="standard">
      <style:graphic-properties svg:stroke-color="#272822" draw:fill="none" draw:fill-color="#272822" draw:textarea-horizontal-align="justify" draw:textarea-vertical-align="middle" draw:auto-grow-height="false" fo:min-height="1.562cm" fo:min-width="3.32cm"/>
      <style:paragraph-properties style:writing-mode="lr-tb"/>
    </style:style>
    <style:style style:name="gr7" style:family="graphic" style:parent-style-name="objectwithoutfill">
      <style:graphic-properties svg:stroke-color="#272822" draw:marker-end="Linienspitzen_20_1" draw:marker-end-width="0.3cm" draw:fill="none" draw:textarea-vertical-align="middle"/>
    </style:style>
    <style:style style:name="gr8" style:family="graphic" style:parent-style-name="objectwithoutfill">
      <style:graphic-properties svg:stroke-color="#272822" draw:marker-end="Linienspitzen_20_2" draw:marker-end-width="0.3cm" draw:fill="none" draw:textarea-vertical-align="middle"/>
    </style:style>
    <style:style style:name="gr9" style:family="graphic" style:parent-style-name="objectwithoutfill">
      <style:graphic-properties svg:stroke-color="#272822" draw:marker-end="Linienspitzen_20_3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 fo:font-size="14pt"/>
    </style:style>
    <style:style style:name="P2" style:family="paragraph">
      <loext:graphic-properties draw:fill="solid" draw:fill-color="#838fa9"/>
      <style:paragraph-properties fo:text-align="center" style:writing-mode="lr-tb"/>
      <style:text-properties style:font-name="Ubuntu" fo:font-size="14pt"/>
    </style:style>
    <style:style style:name="P3" style:family="paragraph">
      <loext:graphic-properties draw:fill="none" draw:fill-color="#272822"/>
      <style:paragraph-properties fo:text-align="center" style:writing-mode="lr-tb"/>
      <style:text-properties style:font-name="Ubuntu" fo:font-size="14pt"/>
    </style:style>
    <style:style style:name="P4" style:family="paragraph">
      <loext:graphic-properties draw:fill="none"/>
      <style:paragraph-properties fo:text-align="center"/>
      <style:text-properties style:font-name="Ubuntu" fo:font-size="14pt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4.016cm" svg:height="2.008cm" svg:x="3.5cm" svg:y="0.5cm">
          <text:p text:style-name="P1">E.Col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4.016cm" svg:height="2.006cm" svg:x="6.177cm" svg:y="8.533cm">
          <text:p text:style-name="P1">EH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016cm" svg:height="2.008cm" svg:x="6.177cm" svg:y="5.855cm">
          <text:p text:style-name="P1">ETEC/EPEC</text:p>
          <text:p text:style-name="P1">EIEC/EA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4.017cm" svg:height="2.008cm" svg:x="3.587cm" svg:y="12.726cm">
          <text:p text:style-name="P1">Coli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016cm" svg:height="2.008cm" svg:x="6.177cm" svg:y="3.178cm">
          <text:p text:style-name="P1">MR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4.016cm" svg:height="2.006cm" svg:x="12.87cm" svg:y="1.84cm">
          <text:p text:style-name="P1">Infektion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4.016cm" svg:height="2.009cm" svg:x="12.87cm" svg:y="7.193cm">
          <text:p text:style-name="P1">Gastro-enterit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7" draw:id="id7" draw:layer="layout" svg:width="4.016cm" svg:height="2.008cm" svg:x="12.87cm" svg:y="9.871cm">
          <text:p text:style-name="P1">H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4.016cm" svg:height="2.008cm" svg:x="12.957cm" svg:y="12.726cm">
          <text:p text:style-name="P1">Indikator</text:p>
          <text:p text:style-name="P1">Erre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svg:x1="7.516cm" svg:y1="1.504cm" svg:x2="12.87cm" svg:y2="2.843cm" draw:start-shape="id1" draw:start-glue-point="1" draw:end-shape="id2" draw:end-glue-point="3" svg:d="M7516 1504c4017 0 1340 1339 5354 1339" svg:viewBox="0 0 5355 1340">
          <text:p/>
        </draw:connector>
        <draw:connector draw:style-name="gr8" draw:text-style-name="P4" draw:layer="layout" draw:type="curve" svg:x1="10.193cm" svg:y1="4.182cm" svg:x2="12.87cm" svg:y2="2.843cm" draw:start-shape="id3" draw:start-glue-point="1" draw:end-shape="id2" draw:end-glue-point="3" svg:d="M10193 4182c2008 0 670-1339 2677-1339" svg:viewBox="0 0 2678 1340">
          <text:p/>
        </draw:connector>
        <draw:connector draw:style-name="gr9" draw:text-style-name="P4" draw:layer="layout" draw:type="curve" svg:x1="10.193cm" svg:y1="6.859cm" svg:x2="12.87cm" svg:y2="8.197cm" draw:start-shape="id4" draw:start-glue-point="1" draw:end-shape="id5" draw:end-glue-point="3" svg:d="M10193 6859c2008 0 670 1338 2677 1338" svg:viewBox="0 0 2678 1339">
          <text:p/>
        </draw:connector>
        <draw:connector draw:style-name="gr9" draw:text-style-name="P4" draw:layer="layout" draw:type="curve" svg:x1="10.193cm" svg:y1="9.536cm" svg:x2="12.87cm" svg:y2="8.197cm" draw:start-shape="id6" draw:start-glue-point="1" draw:end-shape="id5" draw:end-glue-point="3" svg:d="M10193 9536c2008 0 670-1339 2677-1339" svg:viewBox="0 0 2678 1340">
          <text:p/>
        </draw:connector>
        <draw:connector draw:style-name="gr9" draw:text-style-name="P4" draw:layer="layout" draw:type="curve" svg:x1="10.193cm" svg:y1="9.536cm" svg:x2="12.87cm" svg:y2="10.875cm" draw:start-shape="id6" draw:start-glue-point="1" draw:end-shape="id7" draw:end-glue-point="3" svg:d="M10193 9536c2008 0 670 1339 2677 1339" svg:viewBox="0 0 2678 1340">
          <text:p/>
        </draw:connector>
        <draw:connector draw:style-name="gr9" draw:text-style-name="P4" draw:layer="layout" draw:type="curve" svg:x1="7.604cm" svg:y1="13.73cm" svg:x2="12.957cm" svg:y2="13.73cm" draw:start-shape="id8" draw:start-glue-point="1" draw:end-shape="id9" draw:end-glue-point="3" svg:d="M7604 13730h5353" svg:viewBox="0 0 5354 1">
          <text:p/>
        </draw:connector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Yanone Kaffeesatz ExtraLight" svg:font-family="'Yanone Kaffeesatz ExtraLight'" style:font-pitch="variable"/>
    <style:font-face style:name="Yanone Kaffeesatz ExtraLight1" svg:font-family="'Yanone Kaffeesatz ExtraLight'" style:font-adornments="Standard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1T10:40:14.273858287</meta:creation-date>
    <dc:date>2022-01-21T18:55:19.269311833</dc:date>
    <meta:editing-duration>PT1H6M9S</meta:editing-duration>
    <meta:editing-cycles>4</meta:editing-cycles>
    <meta:generator>LibreOffice/7.2.3.2$Linux_X86_64 LibreOffice_project/20$Build-2</meta:generator>
    <meta:document-statistic meta:object-count="38"/>
  </office:meta>
</office:document-meta>
</file>